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Block_20_Text">
      <style:paragraph-properties fo:margin-left="0in" fo:margin-right="0.3335in" fo:text-indent="0in" style:auto-text-indent="false"/>
    </style:style>
    <style:style style:name="P2" style:family="paragraph" style:parent-style-name="Source_20_Code">
      <style:paragraph-properties fo:margin-top="0in" fo:margin-bottom="0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xplot visualization</text:p>
      <text:p text:style-name="Date">2025-03-25</text:p>
      <text:h text:style-name="Heading_20_1" text:outline-level="1"><text:bookmark-start text:name="load-required-libraries"/>Load required libraries</text:h>
      <text:p text:style-name="Source_20_Code"><text:span text:style-name="CommentTok"># Load libraries</text:span><text:line-break/><text:span text:style-name="FunctionTok">library</text:span><text:span text:style-name="NormalTok">(dplyr)</text:span><text:line-break/><text:span text:style-name="FunctionTok">library</text:span><text:span text:style-name="NormalTok">(tidyr)</text:span><text:line-break/><text:span text:style-name="FunctionTok">library</text:span><text:span text:style-name="NormalTok">(ggplot2)</text:span></text:p>
      <text:p text:style-name="Standard"/>
      <text:p text:style-name="P1">What questions can boxplots help you answer in gene expression analysis? What kind of data can you use as input<text:bookmark text:name="_GoBack"/>?</text:p>
      <text:p text:style-name="Text_20_body"/>
      <text:p text:style-name="P2"><text:span text:style-name="CommentTok"># Load and reshape expression data</text:span><text:line-break/><text:span text:style-name="NormalTok">expression_matrix </text:span><text:span text:style-name="OtherTok">&lt;-</text:span><text:span text:style-name="NormalTok"> </text:span><text:span text:style-name="FunctionTok">read.csv</text:span><text:span text:style-name="NormalTok">(</text:span><text:span text:style-name="StringTok">"your_data.csv"</text:span><text:span text:style-name="NormalTok">, </text:span><text:span text:style-name="AttributeTok">row.names =</text:span><text:span text:style-name="NormalTok"> </text:span><text:span text:style-name="DecValTok">1</text:span><text:span text:style-name="NormalTok">, </text:span><text:span text:style-name="AttributeTok">check.names =</text:span><text:span text:style-name="NormalTok"> </text:span><text:span text:style-name="ConstantTok">FALSE</text:span><text:span text:style-name="NormalTok">)</text:span></text:p>
      <text:p text:style-name="Source_20_Code"><text:span text:style-name="NormalTok">metadata </text:span><text:span text:style-name="OtherTok">&lt;-</text:span><text:span text:style-name="NormalTok"> </text:span><text:span text:style-name="FunctionTok">read.csv</text:span><text:span text:style-name="NormalTok">(</text:span><text:span text:style-name="StringTok">"your_metadata.csv"</text:span><text:span text:style-name="NormalTok">) <text:s/></text:span><text:span text:style-name="CommentTok"># must contain 'sample_id' and 'grouping'</text:span></text:p>
      <text:p text:style-name="P2"><text:span text:style-name="NormalTok">expression_matrix</text:span><text:span text:style-name="SpecialCharTok">$</text:span><text:span text:style-name="NormalTok">gene_id </text:span><text:span text:style-name="OtherTok">&lt;-</text:span><text:span text:style-name="NormalTok"> </text:span><text:span text:style-name="FunctionTok">rownames</text:span><text:span text:style-name="NormalTok">(expression_matrix)</text:span></text:p>
      <text:p text:style-name="P2"><text:span text:style-name="NormalTok">expression_long </text:span><text:span text:style-name="OtherTok">&lt;-</text:span><text:span text:style-name="NormalTok"> </text:span><text:span text:style-name="FunctionTok">pivot_longer</text:span><text:span text:style-name="NormalTok">(expression_matrix, </text:span><text:span text:style-name="SpecialCharTok">-</text:span><text:span text:style-name="NormalTok">gene_id, </text:span><text:span text:style-name="AttributeTok">names_to =</text:span><text:span text:style-name="NormalTok"> </text:span></text:p>
      <text:p text:style-name="P2"><text:span text:style-name="NormalTok">expression_annotated </text:span><text:span text:style-name="OtherTok">&lt;-</text:span><text:span text:style-name="NormalTok"> expression_long </text:span><text:span text:style-name="SpecialCharTok">%&gt;%</text:span><text:span text:style-name="NormalTok"> </text:span><text:span text:style-name="FunctionTok">left_join</text:span><text:span text:style-name="NormalTok">(metadata, </text:span><text:span text:style-name="AttributeTok">by =</text:span><text:span text:style-name="NormalTok"> </text:span><text:span text:style-name="StringTok">"sample_id"</text:span><text:span text:style-name="NormalTok">)</text:span></text:p>
      <text:p text:style-name="Source_20_Code"><text:span text:style-name="NormalTok">expression_annotated </text:span><text:span text:style-name="OtherTok">&lt;-</text:span><text:span text:style-name="NormalTok"> expression_annotated </text:span><text:span text:style-name="SpecialCharTok">%&gt;%</text:span><text:span text:style-name="NormalTok"> </text:span><text:span text:style-name="FunctionTok">mutate</text:span><text:span text:style-name="NormalTok">(</text:span><text:span text:style-name="AttributeTok">log_expression =</text:span><text:span text:style-name="NormalTok"> </text:span><text:span text:style-name="FunctionTok">log2</text:span><text:span text:style-name="NormalTok">(expression </text:span><text:span text:style-name="SpecialCharTok">+</text:span><text:span text:style-name="NormalTok"> </text:span><text:span text:style-name="DecValTok">1</text:span><text:span text:style-name="NormalTok">))</text:span></text:p>
      <text:p text:style-name="Source_20_Code"><text:span text:style-name="CommentTok"># Boxplot to visualize gene expression per sample group</text:span><text:line-break/><text:span text:style-name="FunctionTok">ggplot</text:span><text:span text:style-name="NormalTok">(expression_annotated, </text:span><text:span text:style-name="FunctionTok">aes</text:span><text:span text:style-name="NormalTok">(</text:span><text:span text:style-name="AttributeTok">x =</text:span><text:span text:style-name="NormalTok"> grouping, </text:span><text:span text:style-name="AttributeTok">y =</text:span><text:span text:style-name="NormalTok"> log_expression, </text:span><text:span text:style-name="AttributeTok">fill =</text:span><text:span text:style-name="NormalTok"> grouping)) </text:span><text:span text:style-name="SpecialCharTok">+</text:span><text:line-break/><text:span text:style-name="NormalTok"> <text:s/></text:span><text:span text:style-name="FunctionTok">geom_boxplot</text:span><text:span text:style-name="NormalTok">(</text:span><text:span text:style-name="AttributeTok">outlier.size =</text:span><text:span text:style-name="NormalTok"> </text:span><text:span text:style-name="FloatTok">0.5</text:span><text:span text:style-name="NormalTok">, </text:span><text:span text:style-name="AttributeTok">alpha =</text:span><text:span text:style-name="NormalTok"> </text:span><text:span text:style-name="FloatTok">0.7</text:span><text:span text:style-name="NormalTok">) </text:span><text:span text:style-name="SpecialCharTok">+</text:span><text:line-break/><text:span text:style-name="NormalTok"> <text:s/></text:span><text:span text:style-name="FunctionTok">theme_bw</text:span><text:span text:style-name="NormalTok">() </text:span><text:span text:style-name="SpecialCharTok">+</text:span><text:line-break/><text:span text:style-name="NormalTok"> <text:s/></text:span><text:span text:style-name="FunctionTok">theme</text:span><text:span text:style-name="NormalTok">(</text:span><text:span text:style-name="AttributeTok">axis.text.x =</text:span><text:span text:style-name="NormalTok"> </text:span><text:span text:style-name="FunctionTok">element_text</text:span><text:span text:style-name="NormalTok">(</text:span><text:span text:style-name="AttributeTok">angle =</text:span><text:span text:style-name="NormalTok"> </text:span><text:span text:style-name="DecValTok">45</text:span><text:span text:style-name="NormalTok">, </text:span><text:span text:style-name="AttributeTok">hjust =</text:span><text:span text:style-name="NormalTok"> </text:span><text:span text:style-name="DecValTok">1</text:span><text:span text:style-name="NormalTok">)) </text:span><text:span text:style-name="SpecialCharTok">+</text:span><text:line-break/><text:span text:style-name="NormalTok"> <text:s/></text:span><text:span text:style-name="FunctionTok">labs</text:span><text:span text:style-name="NormalTok">(</text:span><text:span text:style-name="AttributeTok">title =</text:span><text:span text:style-name="NormalTok"> </text:span><text:span text:style-name="StringTok">"Gene Expression by Grouping"</text:span><text:span text:style-name="NormalTok">,</text:span><text:line-break/><text:span text:style-name="NormalTok"> <text:s text:c="6"/></text:span><text:span text:style-name="AttributeTok">x =</text:span><text:span text:style-name="NormalTok"> </text:span><text:span text:style-name="StringTok">"Grouping"</text:span><text:span text:style-name="NormalTok">,</text:span><text:line-break/><text:span text:style-name="NormalTok"> <text:s text:c="6"/></text:span><text:span text:style-name="AttributeTok">y =</text:span><text:span text:style-name="NormalTok"> </text:span><text:span text:style-name="StringTok">"log2(expression + 1)"</text:span><text:span text:style-name="NormalTok">)</text:span><text:bookmark-end text:name="load-required-librarie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Caption_20_Char">
      <style:paragraph-properties fo:margin-top="0in" fo:margin-bottom="0.0835in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 loext:opacity="100%"/>
    </style:style>
    <style:style style:name="Keyword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DataTyp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DecVal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BaseN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Float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Constant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Char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Cha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Verbatim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Comment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Documen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nno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CommentVa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Other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Function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VariableTok" style:family="text" style:parent-style-name="Verbatim_20_Char">
      <style:text-properties fo:color="#000000" loext:opacity="100%" style:font-name="Consolas" fo:font-family="Consolas" style:font-family-generic="roman" style:font-pitch="variable" fo:font-size="11pt" fo:background-color="#f8f8f8" style:font-size-asian="11pt"/>
    </style:style>
    <style:style style:name="ControlFlow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Operato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Preprocesso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ttribut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Inform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Warning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lertTok" style:family="text" style:parent-style-name="Verbatim_20_Char">
      <style:text-properties fo:color="#ef2929" loext:opacity="100%" style:font-name="Consolas" fo:font-family="Consolas" style:font-family-generic="roman" style:font-pitch="variable" fo:font-size="11pt" fo:background-color="#f8f8f8" style:font-size-asian="11pt"/>
    </style:style>
    <style:style style:name="ErrorTok" style:family="text" style:parent-style-name="Verbatim_20_Char">
      <style:text-properties fo:color="#a400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oxplot visualization</dc:title>
    <dc:creator>Clement</dc:creator>
    <meta:editing-cycles>3</meta:editing-cycles>
    <meta:creation-date>2025-03-28T10:28:00</meta:creation-date>
    <dc:date>2025-03-28T10:35:00</dc:date>
    <meta:editing-duration>PT8M</meta:editing-duration>
    <meta:generator>LibreOffice/7.3.7.2$Linux_X86_64 LibreOffice_project/30$Build-2</meta:generator>
    <meta:document-statistic meta:table-count="0" meta:image-count="0" meta:object-count="0" meta:page-count="1" meta:paragraph-count="12" meta:word-count="134" meta:character-count="1105" meta:non-whitespace-character-count="959"/>
    <meta:user-defined meta:name="AppVersion">16.0000</meta:user-defined>
    <meta:user-defined meta:name="date">2025-03-25</meta:user-defined>
    <meta:user-defined meta:name="output">word_document</meta:user-defined>
    <meta:template xlink:type="simple" xlink:actuate="onRequest" xlink:title="Normal.dotm" xlink:href=""/>
  </office:meta>
</office:document-meta>
</file>